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6.92mm"/>
    </style:style>
    <style:style style:name="co3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Tabell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Key´s</text:p>
          </table:table-cell>
        </table:table-row>
        <table:table-row table:style-name="ro2">
          <table:table-cell office:value-type="string" calcext:value-type="string">
            <text:p>Mitarbeit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ers-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3">
          <table:table-cell/>
          <table:table-cell office:value-type="string" calcext:value-type="string">
            <text:p>Pers-Nachname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ers-Vorname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Reparatu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p-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3">
          <table:table-cell/>
          <table:table-cell office:value-type="string" calcext:value-type="string">
            <text:p>Rep-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ers-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3">
          <table:table-cell/>
          <table:table-cell office:value-type="string" calcext:value-type="string">
            <text:p>KM-Stan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iagnose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office:value-type="string" calcext:value-type="string">
            <text:p>Fachbereic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B-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3">
          <table:table-cell/>
          <table:table-cell office:value-type="string" calcext:value-type="string">
            <text:p>Fachbereich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B-Stundensatz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ers-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.00.0000</text:date>, <text:time style:data-style-name="N2" text:time-value="10:31:10.0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31:10.196000000</meta:creation-date>
    <meta:editing-duration>PT2M12S</meta:editing-duration>
    <meta:editing-cycles>2</meta:editing-cycles>
    <meta:generator>LibreOffice/4.4.3.2$Windows_x86 LibreOffice_project/88805f81e9fe61362df02b9941de8e38a9b5fd16</meta:generator>
    <dc:date>2019-03-11T10:33:02.885000000</dc:date>
    <meta:document-statistic meta:table-count="3" meta:cell-count="36" meta:object-count="0"/>
  </office:meta>
</office:document-meta>
</file>